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E000000FC380B4DF6D572C4C3.png" manifest:media-type="image/png"/>
  <manifest:file-entry manifest:full-path="Pictures/10000201000003E700000343CAB3E251ADDACCF8.png" manifest:media-type="image/png"/>
  <manifest:file-entry manifest:full-path="Pictures/10000000000003E80000029A8AFB5E1111121296.jpg" manifest:media-type="image/jpeg"/>
  <manifest:file-entry manifest:full-path="Pictures/10000000000003430000020A92FF498C1EF27821.jpg" manifest:media-type="image/jpeg"/>
  <manifest:file-entry manifest:full-path="Pictures/10000000000003430000020A2D3B1777AA429B06.jpg" manifest:media-type="image/jpeg"/>
  <manifest:file-entry manifest:full-path="Pictures/10000201000001680000025034E0BA5F5108EC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8.038cm" fo:min-width="6.35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9.054cm" fo:min-width="6.35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57cm, 7.113cm, 3.303cm, 6.343cm)" draw:image-opacity="100%" style:mirror="none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274cm" fo:min-width="0cm"/>
    </style:style>
    <style:style style:name="gr6" style:family="graphic" style:parent-style-name="standard">
      <style:graphic-properties svg:stroke-color="#ffffff" draw:fill-color="#eb6b6b" draw:textarea-horizontal-align="justify" draw:textarea-vertical-align="middle" draw:auto-grow-height="false" fo:min-height="1.274cm" fo:min-width="0cm"/>
    </style:style>
    <style:style style:name="gr7" style:family="graphic" style:parent-style-name="standard">
      <style:graphic-properties svg:stroke-color="#ffffff" draw:fill-color="#ebdc6b" draw:textarea-horizontal-align="justify" draw:textarea-vertical-align="middle" draw:auto-grow-height="false" fo:min-height="1.274cm" fo:min-width="0cm"/>
    </style:style>
    <style:style style:name="gr8" style:family="graphic" style:parent-style-name="standard">
      <style:graphic-properties svg:stroke-color="#ffffff" draw:fill-color="#85eb6b" draw:textarea-horizontal-align="justify" draw:textarea-vertical-align="middle" draw:auto-grow-height="false" fo:min-height="1.274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.532cm"/>
    </style:style>
    <style:style style:name="gr10" style:family="graphic" style:parent-style-name="standard">
      <style:graphic-properties svg:stroke-color="#ffffff" draw:fill-color="#eb6b6b" draw:textarea-horizontal-align="justify" draw:textarea-vertical-align="middle" draw:auto-grow-height="false" fo:min-height="0.766cm" fo:min-width="0cm"/>
    </style:style>
    <style:style style:name="gr11" style:family="graphic" style:parent-style-name="standard">
      <style:graphic-properties svg:stroke-color="#ffffff" draw:fill-color="#ebdc6b" draw:textarea-horizontal-align="justify" draw:textarea-vertical-align="middle" draw:auto-grow-height="false" fo:min-height="0.258cm" fo:min-width="0cm"/>
    </style:style>
    <style:style style:name="gr12" style:family="graphic" style:parent-style-name="standard">
      <style:graphic-properties svg:stroke-color="#ffffff" draw:fill-color="#85eb6b" draw:textarea-horizontal-align="justify" draw:textarea-vertical-align="middle" draw:auto-grow-height="false" fo:min-height="0.258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254cm" svg:stroke-color="#ff420e" draw:marker-start-width="0.965cm" draw:marker-end-width="0.965cm" draw:fill-color="#ffffff" draw:textarea-horizontal-align="justify" draw:textarea-vertical-align="middle" draw:auto-grow-height="false" fo:min-height="8.387cm" fo:min-width="2.174cm" fo:padding-top="0.252cm" fo:padding-bottom="0.252cm" fo:padding-left="0.377cm" fo:padding-right="0.377cm"/>
    </style:style>
    <style:style style:name="gr15" style:family="graphic" style:parent-style-name="standard">
      <style:graphic-properties svg:stroke-width="0.254cm" svg:stroke-color="#66ff66" draw:marker-start-width="0.965cm" draw:marker-end-width="0.965cm" draw:fill-color="#ffffff" draw:textarea-horizontal-align="justify" draw:textarea-vertical-align="middle" draw:auto-grow-height="false" fo:min-height="1.528cm" fo:min-width="1.514cm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7" style:family="graphic" style:parent-style-name="standard">
      <style:graphic-properties svg:stroke-width="0.254cm" svg:stroke-color="#ff420e" draw:marker-start-width="0.965cm" draw:marker-end-width="0.965cm" draw:fill-color="#ffffff" draw:textarea-horizontal-align="justify" draw:textarea-vertical-align="middle" draw:auto-grow-height="false" fo:min-height="8.387cm" fo:min-width="2.129cm" fo:padding-top="0.252cm" fo:padding-bottom="0.252cm" fo:padding-left="0.377cm" fo:padding-right="0.377cm"/>
    </style:style>
    <style:style style:name="gr18" style:family="graphic" style:parent-style-name="standard">
      <style:graphic-properties draw:stroke="none" draw:fill="none" fo:min-height="1.103cm"/>
    </style:style>
    <style:style style:name="gr19" style:family="graphic" style:parent-style-name="standard">
      <style:graphic-properties svg:stroke-width="0.254cm" svg:stroke-color="#ff420e" draw:marker-start-width="0.965cm" draw:marker-end-width="0.965cm" draw:fill-color="#ffffff" draw:textarea-horizontal-align="justify" draw:textarea-vertical-align="middle" draw:auto-grow-height="false" fo:min-height="8.387cm" fo:min-width="2.633cm" fo:padding-top="0.252cm" fo:padding-bottom="0.252cm" fo:padding-left="0.377cm" fo:padding-right="0.377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254cm" svg:stroke-color="#66ff66" draw:marker-start-width="0.965cm" draw:marker-end-width="0.965cm" draw:fill-color="#ffffff" draw:textarea-horizontal-align="justify" draw:textarea-vertical-align="middle" draw:auto-grow-height="false" fo:min-height="1.528cm" fo:min-width="2.866cm" fo:padding-top="0.252cm" fo:padding-bottom="0.252cm" fo:padding-left="0.377cm" fo:padding-right="0.37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b6b6b"/>
      <style:paragraph-properties fo:text-align="center"/>
    </style:style>
    <style:style style:name="P5" style:family="paragraph">
      <loext:graphic-properties draw:fill-color="#ebdc6b"/>
      <style:paragraph-properties fo:text-align="center"/>
    </style:style>
    <style:style style:name="P6" style:family="paragraph">
      <loext:graphic-properties draw:fill-color="#85eb6b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8pt" style:font-size-asian="18pt" style:font-size-complex="18pt"/>
    </style:style>
    <style:style style:name="P9" style:family="paragraph">
      <loext:graphic-properties draw:fill="none" draw:fill-color="#ffffff"/>
      <style:text-properties fo:font-size="28pt" style:font-size-asian="18pt" style:font-size-complex="18pt"/>
    </style:style>
    <style:style style:name="P10" style:family="paragraph">
      <loext:graphic-properties draw:fill="none"/>
      <style:text-properties fo:font-size="28pt" style:font-size-asian="18pt" style:font-size-complex="18pt"/>
    </style:style>
    <style:style style:name="T1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2.258cm" svg:height="23.208cm" svg:x="-1.524cm" svg:y="-1.315cm">
          <draw:image xlink:href="Pictures/10000000000003E80000029A8AFB5E1111121296.jpg" xlink:type="simple" xlink:show="embed" xlink:actuate="onLoad">
            <text:p/>
          </draw:image>
        </draw:frame>
        <draw:custom-shape draw:style-name="gr2" draw:text-style-name="P2" draw:layer="layout" svg:width="6.858cm" svg:height="18.288cm" svg:x="-0.508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18.288cm" svg:x="-0.508cm" svg:y="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58cm" svg:height="19.304cm" svg:x="22.606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27cm" svg:height="1.015cm" svg:x="7.112cm" svg:y="16.257cm">
          <draw:image xlink:href="Pictures/10000000000003430000020A92FF498C1EF27821.jpg" xlink:type="simple" xlink:show="embed" xlink:actuate="onLoad">
            <text:p/>
          </draw:image>
        </draw:frame>
        <draw:frame draw:style-name="gr4" draw:text-style-name="P1" draw:layer="layout" svg:width="1.27cm" svg:height="1.015cm" svg:x="20.066cm" svg:y="8.636cm">
          <draw:image xlink:href="Pictures/10000000000003430000020A2D3B1777AA429B06.jpg" xlink:type="simple" xlink:show="embed" xlink:actuate="onLoad">
            <text:p/>
          </draw:image>
        </draw:frame>
        <draw:frame draw:style-name="gr4" draw:text-style-name="P1" draw:layer="layout" svg:width="1.27cm" svg:height="1.015cm" svg:x="20.066cm" svg:y="8.637cm">
          <draw:image xlink:href="Pictures/10000000000003430000020A2D3B1777AA429B06.jpg" xlink:type="simple" xlink:show="embed" xlink:actuate="onLoad">
            <text:p/>
          </draw:image>
        </draw:frame>
        <draw:frame draw:style-name="gr4" draw:text-style-name="P1" draw:layer="layout" svg:width="1.27cm" svg:height="1.015cm" svg:x="6.858cm" svg:y="2.032cm">
          <draw:image xlink:href="Pictures/10000000000003430000020A2D3B1777AA429B06.jpg" xlink:type="simple" xlink:show="embed" xlink:actuate="onLoad">
            <text:p/>
          </draw:image>
        </draw:frame>
        <draw:frame draw:style-name="gr4" draw:text-style-name="P1" draw:layer="layout" svg:width="1.27cm" svg:height="1.015cm" svg:x="15.494cm" svg:y="2.032cm">
          <draw:image xlink:href="Pictures/10000000000003430000020A2D3B1777AA429B06.jpg" xlink:type="simple" xlink:show="embed" xlink:actuate="onLoad">
            <text:p/>
          </draw:image>
        </draw:frame>
        <draw:custom-shape draw:style-name="gr5" draw:text-style-name="P3" draw:layer="layout" svg:width="0.254cm" svg:height="1.524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54cm" svg:height="1.524cm" svg:x="1.416cm" svg:y="5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1.524cm" svg:x="1.816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4cm" svg:height="1.524cm" svg:x="2.216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32cm" svg:height="2.032cm" svg:x="4.064cm" svg:y="1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54cm" svg:height="1.524cm" svg:x="4.318cm" svg:y="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254cm" svg:height="1.016cm" svg:x="4.718cm" svg:y="1.7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254cm" svg:height="0.508cm" svg:x="5.118cm" svg:y="2.2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254cm" svg:height="0.508cm" svg:x="5.518cm" svg:y="2.2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87cm" svg:height="1.295cm" svg:x="8.145cm" svg:y="3.38cm">
          <draw:image xlink:href="Pictures/10000201000001680000025034E0BA5F5108ECE6.png" xlink:type="simple" xlink:show="embed" xlink:actuate="onLoad">
            <text:p/>
          </draw:image>
        </draw:frame>
        <draw:frame draw:style-name="gr1" draw:text-style-name="P1" draw:layer="layout" svg:width="0.787cm" svg:height="1.295cm" svg:x="10.897cm" svg:y="13.183cm">
          <draw:image xlink:href="Pictures/10000201000001680000025034E0BA5F5108ECE6.png" xlink:type="simple" xlink:show="embed" xlink:actuate="onLoad">
            <text:p/>
          </draw:image>
        </draw:frame>
        <draw:frame draw:style-name="gr1" draw:text-style-name="P1" draw:layer="layout" svg:width="0.787cm" svg:height="1.295cm" svg:x="19.533cm" svg:y="12.954cm">
          <draw:image xlink:href="Pictures/10000201000001680000025034E0BA5F5108ECE6.png" xlink:type="simple" xlink:show="embed" xlink:actuate="onLoad">
            <text:p/>
          </draw:image>
        </draw:frame>
        <draw:frame draw:style-name="gr1" draw:text-style-name="P1" draw:layer="layout" svg:width="0.787cm" svg:height="1.295cm" svg:x="18.796cm" svg:y="4.547cm">
          <draw:image xlink:href="Pictures/10000201000001680000025034E0BA5F5108ECE6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2" draw:layer="layout" svg:width="4.392cm" svg:height="8.89cm" svg:x="0.634cm" svg:y="6.09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" draw:text-style-name="P1" draw:layer="layout" svg:width="1.524cm" svg:height="2.819cm" svg:x="5.422cm" svg:y="8.89cm">
          <draw:image xlink:href="Pictures/10000201000001680000025034E0BA5F5108ECE6.png" xlink:type="simple" xlink:show="embed" xlink:actuate="onLoad">
            <text:p/>
          </draw:image>
        </draw:frame>
        <draw:frame draw:style-name="gr4" draw:text-style-name="P1" draw:layer="layout" svg:width="2.286cm" svg:height="1.94cm" svg:x="0.942cm" svg:y="12.13cm">
          <draw:image xlink:href="Pictures/10000000000003430000020A92FF498C1EF27821.jpg" xlink:type="simple" xlink:show="embed" xlink:actuate="onLoad">
            <text:p/>
          </draw:image>
        </draw:frame>
        <draw:custom-shape draw:style-name="gr15" draw:text-style-name="P2" draw:layer="layout" svg:width="3.022cm" svg:height="4.064cm" svg:x="7.046cm" svg:y="8.53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6.463cm" svg:height="2.453cm" svg:x="14.945cm" svg:y="9.639cm">
          <draw:text-box>
            <text:p text:style-name="P8"><text:span text:style-name="T1">FIN</text:span><text:span text:style-name="T1">D-</text:span><text:span text:style-name="T1">LF </text:span><text:span text:style-name="T1">ser</text:span><text:span text:style-name="T1">ver</text:span></text:p>
          </draw:text-box>
        </draw:frame>
        <draw:frame draw:style-name="gr4" draw:text-style-name="P1" draw:layer="layout" svg:width="2.286cm" svg:height="1.94cm" svg:x="0.978cm" svg:y="9.498cm">
          <draw:image xlink:href="Pictures/10000000000003430000020A92FF498C1EF27821.jpg" xlink:type="simple" xlink:show="embed" xlink:actuate="onLoad">
            <text:p/>
          </draw:image>
        </draw:frame>
        <draw:frame draw:style-name="gr4" draw:text-style-name="P1" draw:layer="layout" svg:width="2.286cm" svg:height="1.94cm" svg:x="0.932cm" svg:y="6.758cm">
          <draw:image xlink:href="Pictures/10000000000003430000020A92FF498C1EF27821.jpg" xlink:type="simple" xlink:show="embed" xlink:actuate="onLoad">
            <text:p/>
          </draw:image>
        </draw:frame>
        <draw:custom-shape draw:style-name="gr17" draw:text-style-name="P2" draw:layer="layout" svg:width="4.324cm" svg:height="8.89cm" svg:x="10.57cm" svg:y="6.35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1" draw:layer="layout" svg:width="2.286cm" svg:height="1.94cm" svg:x="10.878cm" svg:y="12.384cm">
          <draw:image xlink:href="Pictures/10000000000003430000020A92FF498C1EF27821.jpg" xlink:type="simple" xlink:show="embed" xlink:actuate="onLoad">
            <text:p/>
          </draw:image>
        </draw:frame>
        <draw:frame draw:style-name="gr4" draw:text-style-name="P1" draw:layer="layout" svg:width="2.286cm" svg:height="1.94cm" svg:x="10.914cm" svg:y="9.752cm">
          <draw:image xlink:href="Pictures/10000000000003430000020A92FF498C1EF27821.jpg" xlink:type="simple" xlink:show="embed" xlink:actuate="onLoad">
            <text:p/>
          </draw:image>
        </draw:frame>
        <draw:frame draw:style-name="gr4" draw:text-style-name="P1" draw:layer="layout" svg:width="2.286cm" svg:height="1.94cm" svg:x="10.868cm" svg:y="7.012cm">
          <draw:image xlink:href="Pictures/10000000000003430000020A92FF498C1EF27821.jpg" xlink:type="simple" xlink:show="embed" xlink:actuate="onLoad">
            <text:p/>
          </draw:image>
        </draw:frame>
        <draw:custom-shape draw:style-name="gr15" draw:text-style-name="P2" draw:layer="layout" svg:width="3.022cm" svg:height="4.064cm" svg:x="19.228cm" svg:y="8.63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0" draw:layer="layout" svg:width="7.309cm" svg:height="2.453cm" svg:x="22.63cm" svg:y="9.606cm">
          <draw:text-box>
            <text:p text:style-name="P8"><text:span text:style-name="T1">FIN</text:span><text:span text:style-name="T1">D </text:span><text:span text:style-name="T1"><text:line-break/></text:span><text:span text:style-name="T1">ser</text:span><text:span text:style-name="T1">ver</text:span></text:p>
          </draw:text-box>
        </draw:frame>
        <draw:frame draw:style-name="gr16" draw:text-style-name="P9" draw:layer="layout" svg:width="6.463cm" svg:height="2.453cm" svg:x="-0.113cm" svg:y="4.518cm">
          <draw:text-box>
            <text:p text:style-name="P8"><text:span text:style-name="T1">Pi </text:span><text:span text:style-name="T1">Clu</text:span><text:span text:style-name="T1">ster</text:span></text:p>
          </draw:text-box>
        </draw:frame>
        <draw:frame draw:style-name="gr16" draw:text-style-name="P9" draw:layer="layout" svg:width="6.463cm" svg:height="2.453cm" svg:x="9.539cm" svg:y="4.718cm">
          <draw:text-box>
            <text:p text:style-name="P8"><text:span text:style-name="T1">Pi </text:span><text:span text:style-name="T1">Clu</text:span><text:span text:style-name="T1">ster</text:span></text:p>
          </draw:text-box>
        </draw:frame>
        <draw:frame draw:style-name="gr16" draw:text-style-name="P9" draw:layer="layout" svg:width="6.463cm" svg:height="2.453cm" svg:x="4.518cm" svg:y="6.604cm">
          <draw:text-box>
            <text:p text:style-name="P8"><text:span text:style-name="T1">Any </text:span><text:span text:style-name="T1">Wi-</text:span><text:span text:style-name="T1">Fi </text:span><text:span text:style-name="T1">dev</text:span><text:span text:style-name="T1">ice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.524cm" svg:height="2.819cm" svg:x="14.722cm" svg:y="8.89cm">
          <draw:image xlink:href="Pictures/10000201000001680000025034E0BA5F5108ECE6.png" xlink:type="simple" xlink:show="embed" xlink:actuate="onLoad">
            <text:p/>
          </draw:image>
        </draw:frame>
        <draw:custom-shape draw:style-name="gr19" draw:text-style-name="P2" draw:layer="layout" svg:width="5.08cm" svg:height="8.89cm" svg:x="9.134cm" svg:y="6.09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1" draw:layer="layout" svg:width="2.286cm" svg:height="1.94cm" svg:x="9.642cm" svg:y="12.03cm">
          <draw:image xlink:href="Pictures/10000000000003430000020A92FF498C1EF27821.jpg" xlink:type="simple" xlink:show="embed" xlink:actuate="onLoad">
            <text:p/>
          </draw:image>
        </draw:frame>
        <draw:frame draw:style-name="gr20" draw:text-style-name="P3" draw:layer="layout" svg:width="2.032cm" svg:height="1.778cm" svg:x="9.796cm" svg:y="9.498cm">
          <draw:image xlink:href="Pictures/100002010000012E000000FC380B4DF6D572C4C3.png" xlink:type="simple" xlink:show="embed" xlink:actuate="onLoad">
            <text:p/>
          </draw:image>
        </draw:frame>
        <draw:frame draw:style-name="gr20" draw:text-style-name="P3" draw:layer="layout" svg:width="2.286cm" svg:height="2.145cm" svg:x="9.642cm" svg:y="6.745cm">
          <draw:image xlink:href="Pictures/10000201000003E700000343CAB3E251ADDACCF8.png" xlink:type="simple" xlink:show="embed" xlink:actuate="onLoad">
            <text:p/>
          </draw:image>
        </draw:frame>
        <draw:custom-shape draw:style-name="gr21" draw:text-style-name="P2" draw:layer="layout" svg:width="4.826cm" svg:height="4.064cm" svg:x="16.346cm" svg:y="8.53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6.463cm" svg:height="2.453cm" svg:x="21.521cm" svg:y="9.606cm">
          <draw:text-box>
            <text:p text:style-name="P8"><text:span text:style-name="T1">FIN</text:span><text:span text:style-name="T1">D </text:span></text:p>
            <text:p text:style-name="P8"><text:span text:style-name="T1">ser</text:span><text:span text:style-name="T1">ver</text:span></text:p>
          </draw:text-box>
        </draw:frame>
        <draw:frame draw:style-name="gr1" draw:text-style-name="P1" draw:layer="layout" svg:width="1.524cm" svg:height="2.819cm" svg:x="1.986cm" svg:y="8.891cm">
          <draw:image xlink:href="Pictures/10000201000001680000025034E0BA5F5108ECE6.png" xlink:type="simple" xlink:show="embed" xlink:actuate="onLoad">
            <text:p/>
          </draw:image>
        </draw:frame>
        <draw:custom-shape draw:style-name="gr21" draw:text-style-name="P2" draw:layer="layout" svg:width="4.826cm" svg:height="4.064cm" svg:x="3.61cm" svg:y="8.53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6.463cm" svg:height="2.453cm" svg:x="0.649cm" svg:y="7.62cm">
          <draw:text-box>
            <text:p text:style-name="P8"><text:span text:style-name="T1">FIN</text:span><text:span text:style-name="T1">D </text:span><text:span text:style-name="T1">App</text:span></text:p>
          </draw:text-box>
        </draw:frame>
        <draw:frame draw:style-name="gr16" draw:text-style-name="P9" draw:layer="layout" svg:width="6.463cm" svg:height="2.453cm" svg:x="13.603cm" svg:y="7.574cm">
          <draw:text-box>
            <text:p text:style-name="P8"><text:span text:style-name="T1">FIN</text:span><text:span text:style-name="T1">D </text:span><text:span text:style-name="T1">App</text:span></text:p>
          </draw:text-box>
        </draw:frame>
        <draw:frame draw:style-name="gr16" draw:text-style-name="P9" draw:layer="layout" svg:width="7.733cm" svg:height="2.453cm" svg:x="7.615cm" svg:y="4.572cm">
          <draw:text-box>
            <text:p text:style-name="P8"><text:span text:style-name="T1">Acc</text:span><text:span text:style-name="T1">ess </text:span><text:span text:style-name="T1">Poi</text:span><text:span text:style-name="T1">nt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09:25:09.996000145</meta:creation-date>
    <dc:date>2016-12-18T12:14:52.522156722</dc:date>
    <meta:editing-duration>PT8M12S</meta:editing-duration>
    <meta:editing-cycles>3</meta:editing-cycles>
    <meta:generator>LibreOffice/5.1.4.2$Linux_X86_64 LibreOffice_project/10m0$Build-2</meta:generator>
    <meta:document-statistic meta:object-count="77"/>
  </office:meta>
</office:document-meta>
</file>